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ón de Ventas con Rutas Personalizadas en Odoo 17</text:span></text:h>
      <text:h text:style-name="Heading_20_4" text:outline-level="4"><text:span text:style-name="Strong_20_Emphasis">1. Configurar el Inventario</text:span>:</text:h>
      <text:list text:style-name="L1">
        <text:list-item>
          <text:p text:style-name="P1"><text:span text:style-name="Strong_20_Emphasis">Habilitar Funciones Avanzadas</text:span>:</text:p>
          <text:list>
            <text:list-item>
              <text:p text:style-name="P2">Ve a <text:span text:style-name="Strong_20_Emphasis">Inventario</text:span> &gt; <text:span text:style-name="Strong_20_Emphasis">Configuración</text:span> &gt; <text:span text:style-name="Strong_20_Emphasis">Ajustes</text:span>.</text:p>
            </text:list-item>
            <text:list-item>
              <text:p text:style-name="P2">Activa las opciones:</text:p>
              <text:list>
                <text:list-item>
                  <text:p text:style-name="P2"><text:span text:style-name="Strong_20_Emphasis">Ubicaciones de Almacenamiento</text:span>.</text:p>
                </text:list-item>
                <text:list-item>
                  <text:p text:style-name="P2"><text:span text:style-name="Strong_20_Emphasis">Rutas Multietapas</text:span>.</text:p>
                </text:list-item>
                <text:list-item>
                  <text:p text:style-name="P2"><text:span text:style-name="Strong_20_Emphasis">Categorías de Almacenamiento</text:span>.</text:p>
                </text:list-item>
              </text:list>
            </text:list-item>
            <text:list-item>
              <text:p text:style-name="P2">Haz clic en <text:span text:style-name="Strong_20_Emphasis">Guardar</text:span>.</text:p>
            </text:list-item>
          </text:list>
        </text:list-item>
        <text:list-item>
          <text:p text:style-name="P1"><text:span text:style-name="Strong_20_Emphasis">Configurar Almacenes</text:span>:</text:p>
          <text:list>
            <text:list-item>
              <text:p text:style-name="P2">Crea dos almacenes:</text:p>
              <text:list>
                <text:list-item>
                  <text:p text:style-name="P2"><text:span text:style-name="Strong_20_Emphasis">Almacén Central</text:span>: Para recepciones principales.</text:p>
                </text:list-item>
                <text:list-item>
                  <text:p text:style-name="P2"><text:span text:style-name="Strong_20_Emphasis">Almacén Victoria</text:span>:</text:p>
                  <text:list>
                    <text:list-item>
                      <text:p text:style-name="P2">Configura <text:span text:style-name="Strong_20_Emphasis">Recibir productos directamente</text:span>.</text:p>
                    </text:list-item>
                    <text:list-item>
                      <text:p text:style-name="P2">Activa <text:span text:style-name="Strong_20_Emphasis">Enviar en dos pasos</text:span>.</text:p>
                    </text:list-item>
                    <text:list-item>
                      <text:p text:style-name="P2">Desmarca la opción <text:span text:style-name="Strong_20_Emphasis">Comprar para reabastecer</text:span>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span text:style-name="Strong_20_Emphasis">Crear una Ruta Personalizada</text:span>:</text:p>
          <text:list>
            <text:list-item>
              <text:p text:style-name="P2">Ve a <text:span text:style-name="Strong_20_Emphasis">Inventario</text:span> &gt; <text:span text:style-name="Strong_20_Emphasis">Configuración</text:span> &gt; <text:span text:style-name="Strong_20_Emphasis">Rutas</text:span>.</text:p>
            </text:list-item>
            <text:list-item>
              <text:p text:style-name="P2">Crea una nueva ruta:</text:p>
              <text:list>
                <text:list-item>
                  <text:p text:style-name="P2"><text:span text:style-name="Strong_20_Emphasis">Nombre</text:span>: Central &gt; Tránsito &gt; Victoria &gt; Cliente.</text:p>
                </text:list-item>
                <text:list-item>
                  <text:p text:style-name="P2"><text:span text:style-name="Strong_20_Emphasis">Aplicable a</text:span>: Línea de pedido de ventas.</text:p>
                </text:list-item>
              </text:list>
            </text:list-item>
            <text:list-item>
              <text:p text:style-name="P1">Define tres reglas:</text:p>
            </text:list-item>
          </text:list>
        </text:list-item>
      </text:list>
      <text:h text:style-name="Heading_20_4" text:outline-level="4"><text:span text:style-name="Strong_20_Emphasis">Regla 1: Central &gt; Tránsito</text:span>:</text:h>
      <text:list text:style-name="L2">
        <text:list-item>
          <text:p text:style-name="P4"><text:span text:style-name="Strong_20_Emphasis">Acción</text:span>: Obtener desde.</text:p>
        </text:list-item>
        <text:list-item>
          <text:p text:style-name="P4"><text:span text:style-name="Strong_20_Emphasis">Tipo de Operación</text:span>: Almacén Central: Órdenes de entrega.</text:p>
        </text:list-item>
        <text:list-item>
          <text:p text:style-name="P4"><text:span text:style-name="Strong_20_Emphasis">Ubicación de Origen</text:span>: AC/Stock.</text:p>
        </text:list-item>
        <text:list-item>
          <text:p text:style-name="P4"><text:span text:style-name="Strong_20_Emphasis">Ubicación de Destino</text:span>: Tránsito.</text:p>
        </text:list-item>
        <text:list-item>
          <text:p text:style-name="P3"><text:span text:style-name="Strong_20_Emphasis">Método de Suministro</text:span>: Obtener de stock.</text:p>
        </text:list-item>
      </text:list>
      <text:h text:style-name="Heading_20_4" text:outline-level="4"><text:span text:style-name="Strong_20_Emphasis">Regla 2: Tránsito &gt; Victoria</text:span>:</text:h>
      <text:list text:style-name="L3">
        <text:list-item>
          <text:p text:style-name="P6"><text:span text:style-name="Strong_20_Emphasis">Acción</text:span>: Obtener desde.</text:p>
        </text:list-item>
        <text:list-item>
          <text:p text:style-name="P6"><text:span text:style-name="Strong_20_Emphasis">Tipo de Operación</text:span>: Almacén Victoria: Recepción.</text:p>
        </text:list-item>
        <text:list-item>
          <text:p text:style-name="P6"><text:span text:style-name="Strong_20_Emphasis">Ubicación de Origen</text:span>: Tránsito.</text:p>
        </text:list-item>
        <text:list-item>
          <text:p text:style-name="P6"><text:span text:style-name="Strong_20_Emphasis">Ubicación de Destino</text:span>: AV/Stock.</text:p>
        </text:list-item>
        <text:list-item>
          <text:p text:style-name="P5"><text:span text:style-name="Strong_20_Emphasis">Método de Suministro</text:span>: Activar otra regla.</text:p>
        </text:list-item>
      </text:list>
      <text:h text:style-name="Heading_20_4" text:outline-level="4"><text:span text:style-name="Strong_20_Emphasis">Regla 3: Victoria &gt; Cliente</text:span>:</text:h>
      <text:list text:style-name="L4">
        <text:list-item>
          <text:p text:style-name="P8"><text:span text:style-name="Strong_20_Emphasis">Acción</text:span>: Obtener desde.</text:p>
        </text:list-item>
        <text:list-item>
          <text:p text:style-name="P8"><text:span text:style-name="Strong_20_Emphasis">Tipo de Operación</text:span>: Almacén Victoria: Órdenes de entrega.</text:p>
        </text:list-item>
        <text:list-item>
          <text:p text:style-name="P8"><text:span text:style-name="Strong_20_Emphasis">Ubicación de Origen</text:span>: AV/Salida.</text:p>
        </text:list-item>
        <text:list-item>
          <text:p text:style-name="P8"><text:span text:style-name="Strong_20_Emphasis">Ubicación de Destino</text:span>: Partner/Customers.</text:p>
        </text:list-item>
        <text:list-item>
          <text:p text:style-name="P7"><text:span text:style-name="Strong_20_Emphasis">Método de Suministro</text:span>: Activar otra regla.</text:p>
        </text:list-item>
      </text:list>
      <text:p text:style-name="Horizontal_20_Line"><text:soft-page-break/></text:p>
      <text:h text:style-name="Heading_20_3" text:outline-level="3"><text:span text:style-name="Strong_20_Emphasis">2. Gestión de Productos</text:span>:</text:h>
      <text:list text:style-name="L5">
        <text:list-item>
          <text:p text:style-name="P9"><text:span text:style-name="Strong_20_Emphasis">Crear un Producto</text:span>:</text:p>
          <text:list>
            <text:list-item>
              <text:p text:style-name="P10">Ve a <text:span text:style-name="Strong_20_Emphasis">Inventario</text:span> &gt; <text:span text:style-name="Strong_20_Emphasis">Productos</text:span> &gt; <text:span text:style-name="Strong_20_Emphasis">Crear</text:span>.</text:p>
            </text:list-item>
            <text:list-item>
              <text:p text:style-name="P10"><text:span text:style-name="Strong_20_Emphasis">Nombre</text:span>: Perchero.</text:p>
            </text:list-item>
            <text:list-item>
              <text:p text:style-name="P10"><text:span text:style-name="Strong_20_Emphasis">Tipo de Producto</text:span>: Producto almacenable.</text:p>
            </text:list-item>
            <text:list-item>
              <text:p text:style-name="P10"><text:span text:style-name="Strong_20_Emphasis">Precio de Venta</text:span>: 12.</text:p>
            </text:list-item>
            <text:list-item>
              <text:p text:style-name="P10"><text:span text:style-name="Strong_20_Emphasis">Impuesto</text:span>: 15% (configurado previamente).</text:p>
            </text:list-item>
            <text:list-item>
              <text:p text:style-name="P10"><text:span text:style-name="Strong_20_Emphasis">Categoría</text:span>: Decoración (créala si no existe).</text:p>
            </text:list-item>
            <text:list-item>
              <text:p text:style-name="P10">En la pestaña <text:span text:style-name="Strong_20_Emphasis">Compra</text:span>:</text:p>
              <text:list>
                <text:list-item>
                  <text:p text:style-name="P10">Asigna un proveedor y un precio de compra (ejemplo: 6 por unidad).</text:p>
                </text:list-item>
              </text:list>
            </text:list-item>
            <text:list-item>
              <text:p text:style-name="P10">En la pestaña <text:span text:style-name="Strong_20_Emphasis">Inventario</text:span>:</text:p>
              <text:list>
                <text:list-item>
                  <text:p text:style-name="P10">Marca la opción deseada según tus necesidades.</text:p>
                </text:list-item>
              </text:list>
            </text:list-item>
            <text:list-item>
              <text:p text:style-name="P10">Haz clic en <text:span text:style-name="Strong_20_Emphasis">Guardar</text:span>.</text:p>
            </text:list-item>
          </text:list>
        </text:list-item>
        <text:list-item>
          <text:p text:style-name="P9"><text:span text:style-name="Strong_20_Emphasis">Procesar una Compra</text:span>:</text:p>
          <text:list>
            <text:list-item>
              <text:p text:style-name="P10">Ve a <text:span text:style-name="Strong_20_Emphasis">Compras</text:span> &gt; <text:span text:style-name="Strong_20_Emphasis">Nueva Solicitud de Presupuesto</text:span>.</text:p>
            </text:list-item>
            <text:list-item>
              <text:p text:style-name="P10">Selecciona un proveedor y agrega el producto.</text:p>
            </text:list-item>
            <text:list-item>
              <text:p text:style-name="P10">Define la cantidad (ejemplo: 100 unidades).</text:p>
            </text:list-item>
            <text:list-item>
              <text:p text:style-name="P10"><text:span text:style-name="Strong_20_Emphasis">Entrega a</text:span>: Almacén Central Recepciones.</text:p>
            </text:list-item>
            <text:list-item>
              <text:p text:style-name="P9">Confirma la compra, recibe los productos y valida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Realizar Ventas</text:span>:</text:h>
      <text:list text:style-name="L6">
        <text:list-item>
          <text:p text:style-name="P11"><text:span text:style-name="Strong_20_Emphasis">Nueva Venta</text:span>:</text:p>
          <text:list>
            <text:list-item>
              <text:p text:style-name="P12">Ve a <text:span text:style-name="Strong_20_Emphasis">Ventas</text:span> &gt; <text:span text:style-name="Strong_20_Emphasis">Presupuestos</text:span> &gt; <text:span text:style-name="Strong_20_Emphasis">Nuevo Presupuesto</text:span>.</text:p>
            </text:list-item>
            <text:list-item>
              <text:p text:style-name="P12">Selecciona un cliente y el producto (ejemplo: Perchero).</text:p>
            </text:list-item>
            <text:list-item>
              <text:p text:style-name="P12">Define el almacén de origen (ejemplo: Victoria).</text:p>
            </text:list-item>
            <text:list-item>
              <text:p text:style-name="P12">Define la cantidad (ejemplo: 50).</text:p>
              <text:list>
                <text:list-item>
                  <text:p text:style-name="P12">Si no hay stock suficiente, aparecerá un ícono rojo.</text:p>
                </text:list-item>
              </text:list>
            </text:list-item>
            <text:list-item>
              <text:p text:style-name="P12">Confirma la venta y procesa la entrega desde el almacén seleccionado.</text:p>
            </text:list-item>
          </text:list>
        </text:list-item>
        <text:list-item>
          <text:p text:style-name="P11"><text:span text:style-name="Strong_20_Emphasis">Configurar Ruta de Venta</text:span>:</text:p>
          <text:list>
            <text:list-item>
              <text:p text:style-name="P12">Durante la creación del presupuesto, abre la opción de rutas desde el ícono junto a "Impuestos incluidos."</text:p>
            </text:list-item>
            <text:list-item>
              <text:p text:style-name="P11">Asegúrate de que la ruta y el almacén sean correct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Ejemplo: Configuración para Frutería</text:span>:</text:h>
      <text:list text:style-name="L7">
        <text:list-item>
          <text:p text:style-name="P13"><text:span text:style-name="Strong_20_Emphasis">Configurar Almacenes</text:span>:</text:p>
          <text:list>
            <text:list-item>
              <text:p text:style-name="P14"><text:span text:style-name="Strong_20_Emphasis">Reparto</text:span>:</text:p>
              <text:list>
                <text:list-item>
                  <text:p text:style-name="P14">Código: R.</text:p>
                </text:list-item>
                <text:list-item>
                  <text:p text:style-name="P14">Configuración: Recibir bienes directamente.</text:p>
                </text:list-item>
                <text:list-item>
                  <text:p text:style-name="P14"><text:soft-page-break/>Renombra la ubicación "Stock" como <text:span text:style-name="Strong_20_Emphasis">Camión Reparto</text:span> (Tipo: Ubicación Interna).</text:p>
                </text:list-item>
              </text:list>
            </text:list-item>
            <text:list-item>
              <text:p text:style-name="P14"><text:span text:style-name="Strong_20_Emphasis">Frutería</text:span>:</text:p>
              <text:list>
                <text:list-item>
                  <text:p text:style-name="P14">Código: Fr.</text:p>
                </text:list-item>
                <text:list-item>
                  <text:p text:style-name="P14">Configuración: Compra para reabastecer.</text:p>
                </text:list-item>
              </text:list>
            </text:list-item>
          </text:list>
        </text:list-item>
        <text:list-item>
          <text:p text:style-name="P13"><text:span text:style-name="Strong_20_Emphasis">Ruta: Compra &gt; Frutería &gt; Reparto &gt; Cliente</text:span>:</text:p>
          <text:list>
            <text:list-item>
              <text:p text:style-name="P14"><text:span text:style-name="Strong_20_Emphasis">Regla 1: Compra &gt; Frutería</text:span>:</text:p>
              <text:list>
                <text:list-item>
                  <text:p text:style-name="P14">Acción: Compra.</text:p>
                </text:list-item>
                <text:list-item>
                  <text:p text:style-name="P14">Tipo de Operación: Frutería: Recepciones.</text:p>
                </text:list-item>
                <text:list-item>
                  <text:p text:style-name="P14">Ubicación de Destino: Fr/Stock.</text:p>
                </text:list-item>
                <text:list-item>
                  <text:p text:style-name="P14">Método de Suministro: Compra.</text:p>
                </text:list-item>
              </text:list>
            </text:list-item>
            <text:list-item>
              <text:p text:style-name="P14"><text:span text:style-name="Strong_20_Emphasis">Regla 2: Frutería &gt; Reparto</text:span>:</text:p>
              <text:list>
                <text:list-item>
                  <text:p text:style-name="P14">Acción: Obtener desde.</text:p>
                </text:list-item>
                <text:list-item>
                  <text:p text:style-name="P14">Tipo de Operación: Frutería: Órdenes de entrega.</text:p>
                </text:list-item>
                <text:list-item>
                  <text:p text:style-name="P14">Ubicación de Origen: Fr/Stock.</text:p>
                </text:list-item>
                <text:list-item>
                  <text:p text:style-name="P14">Ubicación de Destino: Reparto/Camión Reparto.</text:p>
                </text:list-item>
                <text:list-item>
                  <text:p text:style-name="P14">Método de Suministro: Activar otra regla.</text:p>
                </text:list-item>
              </text:list>
            </text:list-item>
            <text:list-item>
              <text:p text:style-name="P14"><text:span text:style-name="Strong_20_Emphasis">Regla 3: Reparto &gt; Cliente</text:span>:</text:p>
              <text:list>
                <text:list-item>
                  <text:p text:style-name="P14">Acción: Pull &amp; Push (Jalar &amp; Empujar).</text:p>
                </text:list-item>
                <text:list-item>
                  <text:p text:style-name="P14">Tipo de Operación: Reparto: Órdenes de entrega.</text:p>
                </text:list-item>
                <text:list-item>
                  <text:p text:style-name="P14">Ubicación de Origen: Reparto/Camión Reparto.</text:p>
                </text:list-item>
                <text:list-item>
                  <text:p text:style-name="P14">Ubicación de Destino: Partner/Customers.</text:p>
                </text:list-item>
                <text:list-item>
                  <text:p text:style-name="P14">Método de Suministro: Activar otra regla.</text:p>
                </text:list-item>
              </text:list>
            </text:list-item>
          </text:list>
        </text:list-item>
        <text:list-item>
          <text:p text:style-name="P13"><text:span text:style-name="Strong_20_Emphasis">Ejemplo de Venta</text:span>:</text:p>
          <text:list>
            <text:list-item>
              <text:p text:style-name="P14">Producto: Manzana Golden.</text:p>
            </text:list-item>
            <text:list-item>
              <text:p text:style-name="P14">Cantidad: 10.</text:p>
            </text:list-item>
            <text:list-item>
              <text:p text:style-name="P13">Ruta: Compra &gt; Frutería &gt; Reparto &gt; Client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36:35.125711432</meta:creation-date>
    <dc:date>2024-12-09T10:37:40.645250861</dc:date>
    <meta:editing-duration>PT1M7S</meta:editing-duration>
    <meta:editing-cycles>1</meta:editing-cycles>
    <meta:document-statistic meta:table-count="0" meta:image-count="0" meta:object-count="0" meta:page-count="3" meta:paragraph-count="101" meta:word-count="605" meta:character-count="3579" meta:non-whitespace-character-count="3168"/>
    <meta:generator>LibreOffice/24.2.6.2$Linux_X86_64 LibreOffice_project/420$Build-2</meta:generator>
  </office:meta>
</office:document-meta>
</file>